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b2c" officeooo:paragraph-rsid="001cdb2c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db2c" officeooo:paragraph-rsid="001cdb2c" fo:background-color="#ffff00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cdb2c" officeooo:paragraph-rsid="001cd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matting a hard drive</text:p>
      <text:p text:style-name="P1"/>
      <text:p text:style-name="P1">1. If its a USB hard drive, connect the hard drive to either MAC or Ubuntu terminal</text:p>
      <text:p text:style-name="P1"/>
      <text:p text:style-name="P1">2. On Mac search for Disk Utility and on Ubuntu search for 'Disks'</text:p>
      <text:p text:style-name="P1"/>
      <text:p text:style-name="P1">3. Select Mac External Journaled</text:p>
      <text:p text:style-name="P1"/>
      <text:p text:style-name="P1">4. Name: Any name (maybe prof name)</text:p>
      <text:p text:style-name="P1"/>
      <text:p text:style-name="P1">5. On Mac, select the drive and click 'Erase'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2:12:39.001881890</meta:creation-date>
    <dc:date>2015-03-10T12:31:11.176358602</dc:date>
    <meta:editing-duration>PT4M26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6" meta:word-count="55" meta:character-count="285" meta:non-whitespace-character-count="236"/>
  </office:meta>
</office:document-meta>
</file>